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17pt" officeooo:rsid="00002e44" officeooo:paragraph-rsid="00002e44" style:font-size-asian="11pt" style:font-size-complex="11pt"/>
    </style:style>
    <style:style style:name="P2" style:family="paragraph" style:parent-style-name="Standard">
      <style:paragraph-properties fo:text-align="center" style:justify-single-word="false"/>
      <style:text-properties style:font-name="arial" fo:font-size="17pt" officeooo:rsid="00002e44" officeooo:paragraph-rsid="000a0bd4" style:font-size-asian="11pt" style:font-size-complex="11pt"/>
    </style:style>
    <style:style style:name="P3" style:family="paragraph" style:parent-style-name="Standard">
      <style:paragraph-properties fo:text-align="center" style:justify-single-word="false"/>
      <style:text-properties style:font-name="arial" fo:font-size="17pt" officeooo:rsid="001c6e07" officeooo:paragraph-rsid="001c6e07" style:font-size-asian="11pt" style:font-size-complex="11pt"/>
    </style:style>
    <style:style style:name="P4" style:family="paragraph" style:parent-style-name="Standard">
      <style:text-properties style:font-name="arial" fo:font-size="13pt" fo:font-weight="bold" officeooo:rsid="008beafd" officeooo:paragraph-rsid="008beafd" style:font-size-asian="13pt" style:font-weight-asian="bold" style:font-size-complex="13pt" style:font-weight-complex="bold"/>
    </style:style>
    <style:style style:name="P5" style:family="paragraph" style:parent-style-name="Standard">
      <style:text-properties style:font-name="arial" fo:font-size="13pt" fo:font-weight="normal" officeooo:rsid="008d8ec3" officeooo:paragraph-rsid="008d8ec3" style:font-size-asian="13pt" style:font-weight-asian="normal" style:font-size-complex="13pt" style:font-weight-complex="normal"/>
    </style:style>
    <style:style style:name="P6" style:family="paragraph" style:parent-style-name="Standard" style:list-style-name="L1">
      <style:text-properties style:font-name="arial" fo:font-size="13pt" fo:font-weight="normal" officeooo:rsid="008d8ec3" officeooo:paragraph-rsid="008d8ec3" style:font-size-asian="13pt" style:font-weight-asian="normal" style:font-size-complex="13pt" style:font-weight-complex="normal"/>
    </style:style>
    <style:style style:name="P7" style:family="paragraph" style:parent-style-name="Standard" style:list-style-name="L1">
      <style:text-properties style:font-name="arial" fo:font-size="13pt" fo:font-weight="normal" officeooo:rsid="008f14ae" officeooo:paragraph-rsid="008f14ae" style:font-size-asian="13pt" style:font-weight-asian="normal" style:font-size-complex="13pt" style:font-weight-complex="normal"/>
    </style:style>
    <style:style style:name="P8" style:family="paragraph" style:parent-style-name="Standard">
      <style:paragraph-properties fo:line-height="120%"/>
      <style:text-properties style:font-name="Arial" fo:font-size="11pt" fo:background-color="#ffffff" loext:padding="0in" loext:border="none"/>
    </style:style>
    <style:style style:name="T1" style:family="text">
      <style:text-properties fo:font-weight="bold" style:font-weight-asian="bold" style:font-weight-complex="bold"/>
    </style:style>
    <style:style style:name="T2" style:family="text">
      <style:text-properties officeooo:rsid="0020a03b"/>
    </style:style>
    <style:style style:name="T3" style:family="text">
      <style:text-properties style:text-position="0% 100%"/>
    </style:style>
    <style:style style:name="T4" style:family="text">
      <style:text-properties style:text-position="0% 100%" officeooo:rsid="004227d0"/>
    </style:style>
    <style:style style:name="T5" style:family="text">
      <style:text-properties officeooo:rsid="008beafd"/>
    </style:style>
    <style:style style:name="T6" style:family="text">
      <style:text-properties style:font-name="Verdana" fo:font-size="9pt" fo:background-color="#ffffff" loext:char-shading-value="0" loext:padding="0in" loext:border="none"/>
    </style:style>
    <style:style style:name="T7" style:family="text">
      <style:text-properties style:font-name="Arial" fo:font-size="10pt" fo:background-color="#ffffff" loext:char-shading-value="0"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Internacional de Valencia (VIU)</text:p>
      <text:p text:style-name="P1"/>
      <text:p text:style-name="P1"><text:span text:style-name="T5">14</text:span>GIIN – <text:span text:style-name="T5">Interfaces Usuario-Computador</text:span></text:p>
      <text:p text:style-name="P1"/>
      <text:p text:style-name="P2"><text:span text:style-name="T2">Segundo </text:span>Portafolio – ACT<text:span text:style-name="T2">2</text:span></text:p>
      <text:p text:style-name="P2"/>
      <text:p text:style-name="P1"><text:span text:style-name="T1">Alumno:</text:span> Gagliardo Miguel Ang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4">E</text:span><text:span text:style-name="T3">nlace a la aplicacion</text:span></text:p>
      <text:p text:style-name="P4"/>
      <text:p text:style-name="P4">Uso de colores</text:p>
      <text:p text:style-name="P4"/>
      <text:p text:style-name="P4">Decisiones de diseño</text:p>
      <text:p text:style-name="P4"/>
      <text:p text:style-name="P4">Mapa de Navegación</text:p>
      <text:p text:style-name="P4"/>
      <text:p text:style-name="P4"/>
      <text:p text:style-name="P4">------</text:p>
      <text:p text:style-name="P4"/>
      <text:p text:style-name="P4"><text:span text:style-name="Strong_20_Emphasis"><text:span text:style-name="T6">Opción B. </text:span></text:span><text:span text:style-name="Strong_20_Emphasis"><text:span text:style-name="T7">Aplicación para el manejo de asuntos del condominio (Web o Móvil)</text:span></text:span></text:p>
      <text:p text:style-name="P4"><text:span text:style-name="Strong_20_Emphasis"><text:span text:style-name="T7"/></text:span></text:p>
      <text:p text:style-name="P8">El condominio es un sistema de administración de recursos compartidos y privados</text:p>
      <text:p text:style-name="P8"/>
      <text:p text:style-name="P8">Se quiere crear una aplicación que  permita llevar el control de pagos comunes en el condominio, incluye pago de la conserje, pago de servicios comunes y alquiler o   apartado de áreas comunes (parque, jardín, sala de fiestas, área de barbecue, etc).</text:p>
      <text:p text:style-name="P8"/>
      <text:p text:style-name="P8">Mensualmente llegue notificación de la cuota del mes a cada usuario. Los usuarios se registran en la aplicación para conocer la disponibilidad de los espacios comunes que puede apartar para su uso o para saber deudas de cuotas, pago de cuotas y notificar el pago de las cuotas.</text:p>
      <text:p text:style-name="P4"/>
      <text:p text:style-name="P4"/>
      <text:p text:style-name="P4"/>
      <text:p text:style-name="P5">Todos los inquilinos del edificio recibiran en su casilla de correo un enlace con el cual registrarse en la aplicacion. Este enlace sera especifico por cada edificio que quiera utilizar el servicio para la administracion del condominio.</text:p>
      <text:p text:style-name="P5"/>
      <text:p text:style-name="P5">Al registrarse los inquilinos tendran que incluir:</text:p>
      <text:p text:style-name="P5"/>
      <text:list xml:id="list1580788189" text:style-name="L1">
        <text:list-item>
          <text:p text:style-name="P6">Nombre(s)</text:p>
        </text:list-item>
        <text:list-item>
          <text:p text:style-name="P6">Apellido(s)</text:p>
        </text:list-item>
        <text:list-item>
          <text:p text:style-name="P6">Email</text:p>
        </text:list-item>
        <text:list-item>
          <text:p text:style-name="P6">Contraseña</text:p>
        </text:list-item>
        <text:list-item>
          <text:p text:style-name="P7">Telefono (opcional) – Para poder recibir notificaciones via SMS</text:p>
        </text:list-item>
        <text:list-item>
          <text:p text:style-name="P6">Numero de apartamento</text:p>
        </text:list-item>
      </text:list>
      <text:p text:style-name="P5"/>
      <text:p text:style-name="P5">La aplicacion esta pensada en un primer momento para ser solo via navegador, la decision detras de esto es el ser inclusivos con aquellas personas que no estan calificadas o alfabetizadas para el uso de aplicaciones mobi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02:20:59.620383881</meta:creation-date>
    <dc:date>2022-12-20T18:20:59.385246576</dc:date>
    <meta:editing-duration>PT17H5M54S</meta:editing-duration>
    <meta:editing-cycles>102</meta:editing-cycles>
    <meta:generator>LibreOffice/7.3.7.2$Linux_X86_64 LibreOffice_project/30$Build-2</meta:generator>
    <meta:document-statistic meta:table-count="0" meta:image-count="0" meta:object-count="0" meta:page-count="2" meta:paragraph-count="22" meta:word-count="245" meta:character-count="1532" meta:non-whitespace-character-count="1309"/>
  </office:meta>
</office:document-meta>
</file>